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398cm" style:rel-column-width="28517*"/>
    </style:style>
    <style:style style:name="Table1.B" style:family="table-column">
      <style:table-column-properties style:column-width="4.004cm" style:rel-column-width="15435*"/>
    </style:style>
    <style:style style:name="Table1.C" style:family="table-column">
      <style:table-column-properties style:column-width="2.907cm" style:rel-column-width="11205*"/>
    </style:style>
    <style:style style:name="Table1.D" style:family="table-column">
      <style:table-column-properties style:column-width="2.692cm" style:rel-column-width="10378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623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24f0cb" officeooo:paragraph-rsid="0024f0cb"/>
    </style:style>
    <style:style style:name="P2" style:family="paragraph" style:parent-style-name="Standard">
      <style:paragraph-properties fo:text-align="center" style:justify-single-word="false"/>
      <style:text-properties officeooo:rsid="0029c0ae" officeooo:paragraph-rsid="002c2ffd"/>
    </style:style>
    <style:style style:name="P3" style:family="paragraph" style:parent-style-name="Standard">
      <style:paragraph-properties fo:text-align="center" style:justify-single-word="false"/>
      <style:text-properties officeooo:rsid="001998fc" officeooo:paragraph-rsid="002c2ffd"/>
    </style:style>
    <style:style style:name="P4" style:family="paragraph" style:parent-style-name="Standard">
      <style:paragraph-properties fo:text-align="center" style:justify-single-word="false"/>
      <style:text-properties officeooo:rsid="002a757d" officeooo:paragraph-rsid="002c2ffd"/>
    </style:style>
    <style:style style:name="P5" style:family="paragraph" style:parent-style-name="Table_20_Contents">
      <style:paragraph-properties fo:text-align="center" style:justify-single-word="false"/>
      <style:text-properties officeooo:rsid="0029c0ae" officeooo:paragraph-rsid="002c2ff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9c0ae" officeooo:paragraph-rsid="002c2ff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a757d" officeooo:paragraph-rsid="002c2ffd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4f0cb" officeooo:paragraph-rsid="0024f0c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60679" officeooo:paragraph-rsid="00260679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72ace" officeooo:paragraph-rsid="00272ace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officeooo:rsid="00272ace" officeooo:paragraph-rsid="00272ace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officeooo:rsid="0027f15f" officeooo:paragraph-rsid="0027f15f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officeooo:rsid="000fa157" officeooo:paragraph-rsid="0027f15f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ded65" officeooo:paragraph-rsid="0027f15f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fa157" officeooo:paragraph-rsid="0027f15f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9c0ae" officeooo:paragraph-rsid="0029c0ae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b789b" officeooo:paragraph-rsid="002c2ff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ffc35" officeooo:paragraph-rsid="002ffc35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04884" officeooo:paragraph-rsid="00304884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126a9" officeooo:paragraph-rsid="003126a9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131a3" officeooo:paragraph-rsid="003131a3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fa157"/>
    </style:style>
    <style:style style:name="T3" style:family="text">
      <style:text-properties officeooo:rsid="00272ace"/>
    </style:style>
    <style:style style:name="T4" style:family="text">
      <style:text-properties officeooo:rsid="00304884"/>
    </style:style>
    <style:style style:name="T5" style:family="text">
      <style:text-properties officeooo:rsid="003216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as de Negócio do Sistema Processo Seletivo.</text:p>
      <text:list xml:id="list2367862587983915487" text:style-name="L1">
        <text:list-item>
          <text:p text:style-name="P8">RN01 – <text:span text:style-name="T3">Validação de Nomes - O campo nome deve ter um tamanho mínimo de 5 caracteres e máximo de 100, Não podendo conter caracteres especiais. Não pode ser nulo e nem ser um sequencia de espaços em branco;</text:span></text:p>
        </text:list-item>
        <text:list-item>
          <text:p text:style-name="P9">RN02 – <text:span text:style-name="T3">Validação de Email - O e-mail deve ser válido, para tanto deve atender ao seguinte formato: </text:span><text:span text:style-name="T1">"/^[^0-9][A-z0-9_]+([.][A-z0-9_]+)*[@][A-z0-9_]+([.][A-z0-9_]+)*[.][A-z]{2,4}$/".</text:span></text:p>
        </text:list-item>
        <text:list-item>
          <text:p text:style-name="P10"><text:span text:style-name="T1">RN03 – Validação de CPNJ</text:span><text:bookmark-start text:name="__DdeLink__392_1423279379"/><text:span text:style-name="T1"> – </text:span><text:bookmark-end text:name="__DdeLink__392_1423279379"/><text:span text:style-name="T1">O CPNJ deve ser válido, para atestar tal validade deve-se utilizar a regra definida pela Receita Federal;</text:span></text:p>
        </text:list-item>
        <text:list-item>
          <text:p text:style-name="P11">RN04 – Validação de CPF – O CPF deve ser válido, para atestar tal validade deve-se utilizar a regra definida pela Receita Federal;</text:p>
        </text:list-item>
        <text:list-item>
          <text:p text:style-name="P12">RN05 – Documento de habilitação:</text:p>
          <text:list>
            <text:list-item>
              <text:p text:style-name="P14">Para o cargo de engenheiro é necessária a apresentação da carteira profissional do Crea;</text:p>
            </text:list-item>
            <text:list-item>
              <text:p text:style-name="P15">Para o cargo de Motorista deve-se apresentar a CNH;</text:p>
            </text:list-item>
            <text:list-item>
              <text:p text:style-name="P13">Para o cargo de Médico deve-se apresentar a carteira do CRM.</text:p>
            </text:list-item>
          </text:list>
        </text:list-item>
        <text:list-item>
          <text:p text:style-name="P16"><text:span text:style-name="T2">R</text:span><text:span text:style-name="T1">N06 – Variação Salarial - </text:span>O valor dos salários variam de acordo com o tempo de experiência, conforme a tabela a seguir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argo</text:p>
          </table:table-cell>
          <table:table-cell table:style-name="Table1.A1" office:value-type="string">
            <text:p text:style-name="P6">Tempo Experiência (Anos)</text:p>
          </table:table-cell>
          <table:table-cell table:style-name="Table1.A1" office:value-type="string">
            <text:p text:style-name="P6">Salário (R$)</text:p>
          </table:table-cell>
          <table:table-cell table:style-name="Table1.D1" office:value-type="string">
            <text:p text:style-name="P7">Quantidade de Vagas</text:p>
          </table:table-cell>
        </table:table-row>
        <table:table-row table:style-name="Table1.2">
          <table:table-cell table:style-name="Table1.A2" table:number-rows-spanned="6" office:value-type="string">
            <text:p text:style-name="P5">Engenheiro</text:p>
          </table:table-cell>
          <table:table-cell table:style-name="Table1.B2" office:value-type="string">
            <text:p text:style-name="P3">1</text:p>
          </table:table-cell>
          <table:table-cell table:style-name="Table1.C2" office:value-type="string">
            <text:p text:style-name="P3">5.000,00</text:p>
          </table:table-cell>
          <table:table-cell table:style-name="Table1.D2" office:value-type="string">
            <text:p text:style-name="P4">10</text:p>
          </table:table-cell>
        </table:table-row>
        <table:table-row>
          <table:covered-table-cell/>
          <table:table-cell table:style-name="Table1.B3" office:value-type="string">
            <text:p text:style-name="P2">2</text:p>
          </table:table-cell>
          <table:table-cell table:style-name="Table1.C3" office:value-type="string">
            <text:p text:style-name="P2">6.000,00</text:p>
          </table:table-cell>
          <table:table-cell table:style-name="Table1.D3" office:value-type="string">
            <text:p text:style-name="P4">10</text:p>
          </table:table-cell>
        </table:table-row>
        <table:table-row>
          <table:covered-table-cell/>
          <table:table-cell table:style-name="Table1.B4" office:value-type="string">
            <text:p text:style-name="P2">3</text:p>
          </table:table-cell>
          <table:table-cell table:style-name="Table1.C4" office:value-type="string">
            <text:p text:style-name="P2">7.000,00</text:p>
          </table:table-cell>
          <table:table-cell table:style-name="Table1.D4" office:value-type="string">
            <text:p text:style-name="P4">10</text:p>
          </table:table-cell>
        </table:table-row>
        <table:table-row>
          <table:covered-table-cell/>
          <table:table-cell table:style-name="Table1.B5" office:value-type="string">
            <text:p text:style-name="P2">4</text:p>
          </table:table-cell>
          <table:table-cell table:style-name="Table1.C5" office:value-type="string">
            <text:p text:style-name="P2">8.000,00</text:p>
          </table:table-cell>
          <table:table-cell table:style-name="Table1.D5" office:value-type="string">
            <text:p text:style-name="P4">10</text:p>
          </table:table-cell>
        </table:table-row>
        <table:table-row>
          <table:covered-table-cell/>
          <table:table-cell table:style-name="Table1.B6" office:value-type="string">
            <text:p text:style-name="P2">5</text:p>
          </table:table-cell>
          <table:table-cell table:style-name="Table1.C6" office:value-type="string">
            <text:p text:style-name="P2">9.000,00</text:p>
          </table:table-cell>
          <table:table-cell table:style-name="Table1.D6" office:value-type="string">
            <text:p text:style-name="P4">5</text:p>
          </table:table-cell>
        </table:table-row>
        <table:table-row>
          <table:covered-table-cell/>
          <table:table-cell table:style-name="Table1.B7" office:value-type="string">
            <text:p text:style-name="P2">&gt; 5</text:p>
          </table:table-cell>
          <table:table-cell table:style-name="Table1.C7" office:value-type="string">
            <text:p text:style-name="P2">10.000,00</text:p>
          </table:table-cell>
          <table:table-cell table:style-name="Table1.D7" office:value-type="string">
            <text:p text:style-name="P4">5</text:p>
          </table:table-cell>
        </table:table-row>
        <table:table-row>
          <table:table-cell table:style-name="Table1.A2" table:number-rows-spanned="3" office:value-type="string">
            <text:p text:style-name="P5">Técnico em Informática</text:p>
          </table:table-cell>
          <table:table-cell table:style-name="Table1.B8" office:value-type="string">
            <text:p text:style-name="P2">1</text:p>
          </table:table-cell>
          <table:table-cell table:style-name="Table1.C8" office:value-type="string">
            <text:p text:style-name="P2">2.000,00</text:p>
          </table:table-cell>
          <table:table-cell table:style-name="Table1.D8" office:value-type="string">
            <text:p text:style-name="P4">10</text:p>
          </table:table-cell>
        </table:table-row>
        <table:table-row>
          <table:covered-table-cell/>
          <table:table-cell table:style-name="Table1.B9" office:value-type="string">
            <text:p text:style-name="P2">2</text:p>
          </table:table-cell>
          <table:table-cell table:style-name="Table1.C9" office:value-type="string">
            <text:p text:style-name="P2">2.500,00</text:p>
          </table:table-cell>
          <table:table-cell table:style-name="Table1.D9" office:value-type="string">
            <text:p text:style-name="P4">5</text:p>
          </table:table-cell>
        </table:table-row>
        <table:table-row>
          <table:covered-table-cell/>
          <table:table-cell table:style-name="Table1.B10" office:value-type="string">
            <text:p text:style-name="P2">&gt;= 3</text:p>
          </table:table-cell>
          <table:table-cell table:style-name="Table1.C10" office:value-type="string">
            <text:p text:style-name="P2">3.000,00</text:p>
          </table:table-cell>
          <table:table-cell table:style-name="Table1.D10" office:value-type="string">
            <text:p text:style-name="P4">5</text:p>
          </table:table-cell>
        </table:table-row>
        <table:table-row>
          <table:table-cell table:style-name="Table1.A2" table:number-rows-spanned="5" office:value-type="string">
            <text:p text:style-name="P5">Motorista</text:p>
          </table:table-cell>
          <table:table-cell table:style-name="Table1.B11" office:value-type="string">
            <text:p text:style-name="P2">1</text:p>
          </table:table-cell>
          <table:table-cell table:style-name="Table1.C11" office:value-type="string">
            <text:p text:style-name="P2">1.000,00</text:p>
          </table:table-cell>
          <table:table-cell table:style-name="Table1.D11" office:value-type="string">
            <text:p text:style-name="P4">3</text:p>
          </table:table-cell>
        </table:table-row>
        <table:table-row>
          <table:covered-table-cell/>
          <table:table-cell table:style-name="Table1.B12" office:value-type="string">
            <text:p text:style-name="P2">2</text:p>
          </table:table-cell>
          <table:table-cell table:style-name="Table1.C12" office:value-type="string">
            <text:p text:style-name="P2">1.250,00</text:p>
          </table:table-cell>
          <table:table-cell table:style-name="Table1.D12" office:value-type="string">
            <text:p text:style-name="P4">3</text:p>
          </table:table-cell>
        </table:table-row>
        <table:table-row>
          <table:covered-table-cell/>
          <table:table-cell table:style-name="Table1.B13" office:value-type="string">
            <text:p text:style-name="P2">3</text:p>
          </table:table-cell>
          <table:table-cell table:style-name="Table1.C13" office:value-type="string">
            <text:p text:style-name="P2">1.500,00</text:p>
          </table:table-cell>
          <table:table-cell table:style-name="Table1.D13" office:value-type="string">
            <text:p text:style-name="P4">3</text:p>
          </table:table-cell>
        </table:table-row>
        <table:table-row>
          <table:covered-table-cell/>
          <table:table-cell table:style-name="Table1.B14" office:value-type="string">
            <text:p text:style-name="P2">4</text:p>
          </table:table-cell>
          <table:table-cell table:style-name="Table1.C14" office:value-type="string">
            <text:p text:style-name="P2">1.750,00</text:p>
          </table:table-cell>
          <table:table-cell table:style-name="Table1.D14" office:value-type="string">
            <text:p text:style-name="P4">3</text:p>
          </table:table-cell>
        </table:table-row>
        <table:table-row>
          <table:covered-table-cell/>
          <table:table-cell table:style-name="Table1.B15" office:value-type="string">
            <text:p text:style-name="P2">&gt;=</text:p>
          </table:table-cell>
          <table:table-cell table:style-name="Table1.C15" office:value-type="string">
            <text:p text:style-name="P2">2.000,00</text:p>
          </table:table-cell>
          <table:table-cell table:style-name="Table1.D15" office:value-type="string">
            <text:p text:style-name="P4">3</text:p>
          </table:table-cell>
        </table:table-row>
        <table:table-row>
          <table:table-cell table:style-name="Table1.A2" table:number-rows-spanned="3" office:value-type="string">
            <text:p text:style-name="P5">Médico</text:p>
          </table:table-cell>
          <table:table-cell table:style-name="Table1.B16" office:value-type="string">
            <text:p text:style-name="P2">1</text:p>
          </table:table-cell>
          <table:table-cell table:style-name="Table1.C16" office:value-type="string">
            <text:p text:style-name="P2">10.000,00</text:p>
          </table:table-cell>
          <table:table-cell table:style-name="Table1.D16" office:value-type="string">
            <text:p text:style-name="P4">4</text:p>
          </table:table-cell>
        </table:table-row>
        <table:table-row>
          <table:covered-table-cell/>
          <table:table-cell table:style-name="Table1.B17" office:value-type="string">
            <text:p text:style-name="P2">2</text:p>
          </table:table-cell>
          <table:table-cell table:style-name="Table1.C17" office:value-type="string">
            <text:p text:style-name="P2">12.500,00</text:p>
          </table:table-cell>
          <table:table-cell table:style-name="Table1.D17" office:value-type="string">
            <text:p text:style-name="P4">3</text:p>
          </table:table-cell>
        </table:table-row>
        <table:table-row>
          <table:covered-table-cell/>
          <table:table-cell table:style-name="Table1.B18" office:value-type="string">
            <text:p text:style-name="P2">3</text:p>
          </table:table-cell>
          <table:table-cell table:style-name="Table1.C18" office:value-type="string">
            <text:p text:style-name="P2">15.000,00</text:p>
          </table:table-cell>
          <table:table-cell table:style-name="Table1.D18" office:value-type="string">
            <text:p text:style-name="P4">3</text:p>
          </table:table-cell>
        </table:table-row>
      </table:table>
      <text:list xml:id="list222357687888179" text:continue-numbering="true" text:style-name="L1">
        <text:list-item>
          <text:list>
            <text:list-header>
              <text:p text:style-name="P17"/>
            </text:list-header>
          </text:list>
        </text:list-item>
        <text:list-item>
          <text:p text:style-name="P18"><text:span text:style-name="T4">RN07 - </text:span>O analista de RH pode realizar no máximo 10 entrevistas por dia.</text:p>
        </text:list-item>
        <text:list-item>
          <text:p text:style-name="P19">RN08 – <text:span text:style-name="T5">Para efeito de avaliação, todo candidato que obter uma nota &gt;= 5,0 é considerado aprovado. No entanto, a convocação se dará ao limite de vagas oferecidas. </text:span>Caso haja empates entre candidatos, o critério de desempate é a idade do candidato, sendo escolhido o que tiver a maior.</text:p>
        </text:list-item>
        <text:list-item>
          <text:p text:style-name="P20"><text:soft-page-break/>RN09 – A nome do processo seletivo é formado da seguinte forma: &lt;nome-da-empresa&gt;:&lt;ano-corrente&gt;:&lt;numero-sequencial&gt;. Exemplo casasbahia:2016:03. Seria a nominação correta do terceiro processo das casasbahia no ano de 2016.</text:p>
        </text:list-item>
        <text:list-item>
          <text:p text:style-name="P21">RN10 – Não é permitida a alteração ou cancelamento de inscrição que não esteja na situação “ATIVA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1T22:23:56.739937924</dc:date>
    <meta:editing-duration>PT1H8M19S</meta:editing-duration>
    <meta:editing-cycles>21</meta:editing-cycles>
    <dc:creator>Gilmar Arantes</dc:creator>
    <meta:document-statistic meta:table-count="1" meta:image-count="0" meta:object-count="0" meta:page-count="2" meta:paragraph-count="73" meta:word-count="350" meta:character-count="2044" meta:non-whitespace-character-count="1769"/>
  </office:meta>
</office:document-meta>
</file>